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-width="0.35cm" draw:fill="hatch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3cm" svg:stroke-color="#ff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Ultrafine_20_Dotted_20__28_var_29_"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Dashed_20__28_var_29_"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2" style:family="graphic" style:parent-style-name="objectwithoutfill">
      <style:graphic-properties draw:stroke="dash" draw:stroke-dash="Ultrafine_20_Dotted_20__28_var_29_" svg:stroke-width="0.3cm" svg:stroke-color="#ff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3" style:family="graphic" style:parent-style-name="objectwithoutfill">
      <style:graphic-properties draw:stroke="dash" draw:stroke-dash="Ultrafine_20_Dotted_20__28_var_29_"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4" style:family="graphic" style:parent-style-name="objectwithoutfill">
      <style:graphic-properties draw:stroke="dash" draw:stroke-dash="Dashed_20__28_var_29_" svg:stroke-width="0.3cm" svg:stroke-color="#ff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5" style:family="graphic" style:parent-style-name="objectwithoutfill">
      <style:graphic-properties draw:stroke="solid" draw:stroke-dash="Dashed_20__28_var_29_"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05cm" svg:height="5.98cm" svg:x="1.5cm" svg:y="6.52cm">
            <text:p text:style-name="P1">DVM</text:p>
            <text:p text:style-name="P1">(~JVM)</text:p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899cm" svg:height="5.999cm" svg:x="5.6cm" svg:y="6.5cm" svg:viewBox="0 0 900 6000" draw:points="0,6000 0,0 900,0">
            <text:p text:style-name="P1"/>
          </draw:polyline>
          <draw:polyline draw:style-name="gr2" draw:text-style-name="P1" draw:layer="layout" svg:width="1.899cm" svg:height="4.499cm" svg:x="5.6cm" svg:y="8cm" svg:viewBox="0 0 1900 4500" draw:points="1900,0 1900,4500 0,4500">
            <text:p text:style-name="P1">JNI</text:p>
            <text:p text:style-name="P1"/>
          </draw:polyline>
          <draw:custom-shape draw:style-name="gr1" draw:text-style-name="P1" draw:layer="layout" svg:width="13.499cm" svg:height="1.93cm" svg:x="1.501cm" svg:y="14.02cm">
            <text:p text:style-name="P2"><text:tab/><text:tab/><text:tab/>Sensors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cm" svg:height="1cm" svg:x="9.6cm" svg:y="14.5cm">
            <text:p text:style-name="P1">Nativ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5cm" svg:y1="12.5cm" svg:x2="3.5cm" svg:y2="14cm">
            <text:p/>
          </draw:line>
          <draw:custom-shape draw:style-name="gr1" draw:text-style-name="P1" draw:layer="layout" svg:width="6cm" svg:height="5.98cm" svg:x="9cm" svg:y="6.52cm">
            <text:p text:style-name="P1">C library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cm" svg:height="1.006cm" draw:transform="rotate (1.5707963267949) translate (8.994cm 10.964cm)">
            <text:p text:style-name="P1">jni.h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.55cm" svg:x="6.5cm" svg:y="6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cm" svg:height="1cm" svg:x="9.5cm" svg:y="11.5cm">
            <text:p text:style-name="P1">NDK's sensor.h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95cm" svg:height="0.95cm" draw:transform="rotate (1.5707963267949) translate (14cm 11cm)">
            <text:p text:style-name="P1">Python.h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cm" svg:y1="12.5cm" svg:x2="12cm" svg:y2="14.5cm">
            <text:p/>
          </draw:line>
          <draw:line draw:style-name="gr4" draw:text-style-name="P1" draw:layer="layout" svg:x1="9cm" svg:y1="9.5cm" svg:x2="7.5cm" svg:y2="9.5cm">
            <text:p/>
          </draw:line>
          <draw:custom-shape draw:style-name="gr1" draw:text-style-name="P1" draw:layer="layout" svg:width="3cm" svg:height="5.98cm" svg:x="16.5cm" svg:y="6.52cm">
            <text:p text:style-name="P1">Pyth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1cm" svg:y="6.52cm">
            <text:p text:style-name="P1">Repy</text:p>
            <text:p text:style-name="P1">sandbox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5.5cm" svg:y="6.52cm">
            <text:p text:style-name="P1">User</text:p>
            <text:p text:style-name="P1">cod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6.5cm" svg:y1="9.5cm" svg:x2="15cm" svg:y2="9.5cm">
            <text:p/>
          </draw:line>
          <draw:line draw:style-name="gr4" draw:text-style-name="P1" draw:layer="layout" svg:x1="21cm" svg:y1="9.5cm" svg:x2="19.5cm" svg:y2="9.5cm">
            <text:p/>
          </draw:line>
          <draw:line draw:style-name="gr4" draw:text-style-name="P1" draw:layer="layout" svg:x1="25.5cm" svg:y1="9.5cm" svg:x2="24cm" svg:y2="9.5cm">
            <text:p/>
          </draw:line>
        </draw:g>
        <draw:frame draw:style-name="gr7" draw:text-style-name="P3" draw:layer="layout" svg:width="13.524cm" svg:height="2.376cm" svg:x="8.2cm" svg:y="2.2cm">
          <draw:text-box>
            <text:p text:style-name="P3">The Big Picture</text:p>
          </draw:text-box>
        </draw:frame>
      </draw:page>
      <draw:page draw:name="page2" draw:style-name="dp1" draw:master-page-name="Standard">
        <draw:g>
          <draw:custom-shape draw:style-name="gr1" draw:text-style-name="P1" draw:layer="layout" svg:width="4.05cm" svg:height="5.98cm" svg:x="1.5cm" svg:y="6.52cm">
            <text:p text:style-name="P1">DVM</text:p>
            <text:p text:style-name="P1">(~JVM)</text:p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899cm" svg:height="5.999cm" svg:x="5.6cm" svg:y="6.5cm" svg:viewBox="0 0 900 6000" draw:points="0,6000 0,0 900,0">
            <text:p/>
          </draw:polyline>
          <draw:polyline draw:style-name="gr2" draw:text-style-name="P1" draw:layer="layout" svg:width="1.899cm" svg:height="4.499cm" svg:x="5.6cm" svg:y="8cm" svg:viewBox="0 0 1900 4500" draw:points="1900,0 1900,4500 0,4500">
            <text:p text:style-name="P1">JNI</text:p>
            <text:p text:style-name="P1"/>
          </draw:polyline>
          <draw:custom-shape draw:style-name="gr1" draw:text-style-name="P1" draw:layer="layout" svg:width="13.499cm" svg:height="1.93cm" svg:x="1.501cm" svg:y="14.02cm">
            <text:p text:style-name="P2"><text:tab/><text:tab/><text:tab/>Sensors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cm" svg:height="1cm" svg:x="9.6cm" svg:y="14.5cm">
            <text:p text:style-name="P1">Nativ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5cm" svg:y1="12.5cm" svg:x2="3.5cm" svg:y2="14cm">
            <text:p/>
          </draw:line>
          <draw:custom-shape draw:style-name="gr1" draw:text-style-name="P1" draw:layer="layout" svg:width="6cm" svg:height="5.98cm" svg:x="9cm" svg:y="6.52cm">
            <text:p text:style-name="P1">C library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cm" svg:height="1.006cm" draw:transform="rotate (1.5707963267949) translate (8.994cm 10.964cm)">
            <text:p text:style-name="P1">jni.h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.55cm" svg:x="6.5cm" svg:y="6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cm" svg:height="1cm" svg:x="9.5cm" svg:y="11.5cm">
            <text:p text:style-name="P1">NDK's sensor.h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95cm" svg:height="0.95cm" draw:transform="rotate (1.5707963267949) translate (14cm 11cm)">
            <text:p text:style-name="P1">Python.h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cm" svg:y1="12.5cm" svg:x2="12cm" svg:y2="14.5cm">
            <text:p/>
          </draw:line>
          <draw:line draw:style-name="gr4" draw:text-style-name="P1" draw:layer="layout" svg:x1="9cm" svg:y1="9.5cm" svg:x2="7.5cm" svg:y2="9.5cm">
            <text:p/>
          </draw:line>
          <draw:custom-shape draw:style-name="gr1" draw:text-style-name="P1" draw:layer="layout" svg:width="3cm" svg:height="5.98cm" svg:x="16.5cm" svg:y="6.52cm">
            <text:p text:style-name="P1">Pyth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1cm" svg:y="6.52cm">
            <text:p text:style-name="P1">Repy</text:p>
            <text:p text:style-name="P1">sandbox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5.5cm" svg:y="6.52cm">
            <text:p text:style-name="P1">User</text:p>
            <text:p text:style-name="P1">cod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6.5cm" svg:y1="9.5cm" svg:x2="15cm" svg:y2="9.5cm">
            <text:p/>
          </draw:line>
          <draw:line draw:style-name="gr4" draw:text-style-name="P1" draw:layer="layout" svg:x1="21cm" svg:y1="9.5cm" svg:x2="19.5cm" svg:y2="9.5cm">
            <text:p/>
          </draw:line>
          <draw:line draw:style-name="gr4" draw:text-style-name="P1" draw:layer="layout" svg:x1="25.5cm" svg:y1="9.5cm" svg:x2="24cm" svg:y2="9.5cm">
            <text:p/>
          </draw:line>
        </draw:g>
        <draw:frame draw:style-name="gr7" draw:text-style-name="P4" draw:layer="layout" svg:width="25.957cm" svg:height="4.501cm" svg:x="1.5cm" svg:y="1.3cm">
          <draw:text-box>
            <text:p text:style-name="P4">What's (kinda, sorta) available</text:p>
            <text:p text:style-name="P4">from sample code</text:p>
          </draw:text-box>
        </draw:frame>
        <draw:line draw:style-name="gr8" draw:text-style-name="P1" draw:layer="layout" svg:x1="11cm" svg:y1="10.7cm" svg:x2="11cm" svg:y2="14.35cm">
          <text:p/>
        </draw:line>
        <draw:g>
          <draw:line draw:style-name="gr9" draw:text-style-name="P1" draw:layer="layout" svg:x1="3.55cm" svg:y1="18.55cm" svg:x2="8.55cm" svg:y2="18.5cm">
            <text:p text:style-name="P1">existing / working</text:p>
            <text:p text:style-name="P1"/>
            <text:p text:style-name="P1">call paths</text:p>
          </draw:line>
          <draw:line draw:style-name="gr10" draw:text-style-name="P5" draw:layer="layout" svg:x1="12.25cm" svg:y1="18.55cm" svg:x2="17.25cm" svg:y2="18.5cm">
            <text:p text:style-name="P5">implementable</text:p>
            <text:p text:style-name="P5"/>
            <text:p text:style-name="P5">call paths</text:p>
          </draw:line>
          <draw:line draw:style-name="gr11" draw:text-style-name="P5" draw:layer="layout" svg:x1="20.75cm" svg:y1="18.55cm" svg:x2="25.75cm" svg:y2="18.5cm">
            <text:p text:style-name="P5">uncertain</text:p>
            <text:p text:style-name="P5"/>
            <text:p text:style-name="P5">call paths</text:p>
          </draw:line>
        </draw:g>
        <draw:line draw:style-name="gr12" draw:text-style-name="P1" draw:layer="layout" svg:x1="10.6cm" svg:y1="10.45cm" svg:x2="3.45cm" svg:y2="10.45cm">
          <text:p/>
        </draw:line>
        <draw:path draw:style-name="gr12" draw:text-style-name="P1" draw:layer="layout" svg:width="1.749cm" svg:height="3.449cm" svg:x="4.2cm" svg:y="10.45cm" svg:viewBox="0 0 1750 3450" svg:d="m1750 0c-200 50-750 350-1000 650-641 769-700 850-750 2800">
          <text:p/>
        </draw:path>
      </draw:page>
      <draw:page draw:name="page3" draw:style-name="dp1" draw:master-page-name="Standard">
        <draw:g>
          <draw:custom-shape draw:style-name="gr1" draw:text-style-name="P1" draw:layer="layout" svg:width="4.05cm" svg:height="5.98cm" svg:x="1.5cm" svg:y="6.52cm">
            <text:p text:style-name="P1">DVM</text:p>
            <text:p text:style-name="P1">(~JVM)</text:p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899cm" svg:height="5.999cm" svg:x="5.6cm" svg:y="6.5cm" svg:viewBox="0 0 900 6000" draw:points="0,6000 0,0 900,0">
            <text:p/>
          </draw:polyline>
          <draw:polyline draw:style-name="gr2" draw:text-style-name="P1" draw:layer="layout" svg:width="1.899cm" svg:height="4.499cm" svg:x="5.6cm" svg:y="8cm" svg:viewBox="0 0 1900 4500" draw:points="1900,0 1900,4500 0,4500">
            <text:p text:style-name="P1">JNI</text:p>
            <text:p text:style-name="P1"/>
          </draw:polyline>
          <draw:custom-shape draw:style-name="gr1" draw:text-style-name="P1" draw:layer="layout" svg:width="13.499cm" svg:height="1.93cm" svg:x="1.501cm" svg:y="14.02cm">
            <text:p text:style-name="P2"><text:tab/><text:tab/><text:tab/>Sensors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cm" svg:height="1cm" svg:x="9.6cm" svg:y="14.5cm">
            <text:p text:style-name="P1">Nativ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5cm" svg:y1="12.5cm" svg:x2="3.5cm" svg:y2="14cm">
            <text:p/>
          </draw:line>
          <draw:custom-shape draw:style-name="gr1" draw:text-style-name="P1" draw:layer="layout" svg:width="6cm" svg:height="5.98cm" svg:x="9cm" svg:y="6.52cm">
            <text:p text:style-name="P1">C library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cm" svg:height="1.006cm" draw:transform="rotate (1.5707963267949) translate (8.994cm 10.964cm)">
            <text:p text:style-name="P1">jni.h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.55cm" svg:x="6.5cm" svg:y="6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cm" svg:height="1cm" svg:x="9.5cm" svg:y="11.5cm">
            <text:p text:style-name="P1">NDK's sensor.h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95cm" svg:height="0.95cm" draw:transform="rotate (1.5707963267949) translate (14cm 11cm)">
            <text:p text:style-name="P1">Python.h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cm" svg:y1="12.5cm" svg:x2="12cm" svg:y2="14.5cm">
            <text:p/>
          </draw:line>
          <draw:line draw:style-name="gr4" draw:text-style-name="P1" draw:layer="layout" svg:x1="9cm" svg:y1="9.5cm" svg:x2="7.5cm" svg:y2="9.5cm">
            <text:p/>
          </draw:line>
          <draw:custom-shape draw:style-name="gr1" draw:text-style-name="P1" draw:layer="layout" svg:width="3cm" svg:height="5.98cm" svg:x="16.5cm" svg:y="6.52cm">
            <text:p text:style-name="P1">Pyth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1cm" svg:y="6.52cm">
            <text:p text:style-name="P1">Repy</text:p>
            <text:p text:style-name="P1">sandbox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5.5cm" svg:y="6.52cm">
            <text:p text:style-name="P1">User</text:p>
            <text:p text:style-name="P1">cod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6.5cm" svg:y1="9.5cm" svg:x2="15cm" svg:y2="9.5cm">
            <text:p/>
          </draw:line>
          <draw:line draw:style-name="gr4" draw:text-style-name="P1" draw:layer="layout" svg:x1="21cm" svg:y1="9.5cm" svg:x2="19.5cm" svg:y2="9.5cm">
            <text:p/>
          </draw:line>
          <draw:line draw:style-name="gr4" draw:text-style-name="P1" draw:layer="layout" svg:x1="25.5cm" svg:y1="9.5cm" svg:x2="24cm" svg:y2="9.5cm">
            <text:p/>
          </draw:line>
        </draw:g>
        <draw:frame draw:style-name="gr7" draw:text-style-name="P4" draw:layer="layout" svg:width="26.914cm" svg:height="2.376cm" svg:x="1.3cm" svg:y="2.2cm">
          <draw:text-box>
            <text:p text:style-name="P4">Nick's python-sensor-extension</text:p>
          </draw:text-box>
        </draw:frame>
        <draw:path draw:style-name="gr8" draw:text-style-name="P1" draw:layer="layout" svg:width="4.814cm" svg:height="6.349cm" svg:x="13.185cm" svg:y="8.5cm" svg:viewBox="0 0 4815 6350" svg:d="m4815 0c-1700 0-3770 115-4550 1250-720 1048 250 2850 300 5100">
          <text:p/>
        </draw:path>
        <draw:line draw:style-name="gr13" draw:text-style-name="P1" draw:layer="layout" svg:x1="27cm" svg:y1="8.5cm" svg:x2="18cm" svg:y2="8.5cm">
          <text:p/>
        </draw:line>
        <draw:g>
          <draw:line draw:style-name="gr9" draw:text-style-name="P1" draw:layer="layout" svg:x1="3.55cm" svg:y1="18.55cm" svg:x2="8.55cm" svg:y2="18.5cm">
            <text:p text:style-name="P1">existing / working</text:p>
            <text:p text:style-name="P1"/>
            <text:p text:style-name="P1">call paths</text:p>
          </draw:line>
          <draw:line draw:style-name="gr10" draw:text-style-name="P5" draw:layer="layout" svg:x1="12.25cm" svg:y1="18.55cm" svg:x2="17.25cm" svg:y2="18.5cm">
            <text:p text:style-name="P5">implementable</text:p>
            <text:p text:style-name="P5"/>
            <text:p text:style-name="P5">call paths</text:p>
          </draw:line>
          <draw:line draw:style-name="gr11" draw:text-style-name="P5" draw:layer="layout" svg:x1="20.75cm" svg:y1="18.55cm" svg:x2="25.75cm" svg:y2="18.5cm">
            <text:p text:style-name="P5">uncertain</text:p>
            <text:p text:style-name="P5"/>
            <text:p text:style-name="P5">call paths</text:p>
          </draw:line>
        </draw:g>
      </draw:page>
      <draw:page draw:name="page4" draw:style-name="dp1" draw:master-page-name="Standard">
        <draw:g>
          <draw:custom-shape draw:style-name="gr1" draw:text-style-name="P1" draw:layer="layout" svg:width="4.05cm" svg:height="5.98cm" svg:x="1.5cm" svg:y="6.52cm">
            <text:p text:style-name="P1">DVM</text:p>
            <text:p text:style-name="P1">(~JVM)</text:p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899cm" svg:height="5.999cm" svg:x="5.6cm" svg:y="6.5cm" svg:viewBox="0 0 900 6000" draw:points="0,6000 0,0 900,0">
            <text:p/>
          </draw:polyline>
          <draw:polyline draw:style-name="gr2" draw:text-style-name="P1" draw:layer="layout" svg:width="1.899cm" svg:height="4.499cm" svg:x="5.6cm" svg:y="8cm" svg:viewBox="0 0 1900 4500" draw:points="1900,0 1900,4500 0,4500">
            <text:p text:style-name="P1">JNI</text:p>
            <text:p text:style-name="P1"/>
          </draw:polyline>
          <draw:custom-shape draw:style-name="gr1" draw:text-style-name="P1" draw:layer="layout" svg:width="13.499cm" svg:height="1.93cm" svg:x="1.501cm" svg:y="14.02cm">
            <text:p text:style-name="P2"><text:tab/><text:tab/><text:tab/>Sensors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cm" svg:height="1cm" svg:x="9.6cm" svg:y="14.5cm">
            <text:p text:style-name="P1">Nativ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5cm" svg:y1="12.5cm" svg:x2="3.5cm" svg:y2="14cm">
            <text:p/>
          </draw:line>
          <draw:custom-shape draw:style-name="gr1" draw:text-style-name="P1" draw:layer="layout" svg:width="6cm" svg:height="5.98cm" svg:x="9cm" svg:y="6.52cm">
            <text:p text:style-name="P1">C library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cm" svg:height="1.006cm" draw:transform="rotate (1.5707963267949) translate (8.994cm 10.964cm)">
            <text:p text:style-name="P1">jni.h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.55cm" svg:x="6.5cm" svg:y="6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cm" svg:height="1cm" svg:x="9.5cm" svg:y="11.5cm">
            <text:p text:style-name="P1">NDK's sensor.h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95cm" svg:height="0.95cm" draw:transform="rotate (1.5707963267949) translate (14cm 11cm)">
            <text:p text:style-name="P1">Python.h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cm" svg:y1="12.5cm" svg:x2="12cm" svg:y2="14.5cm">
            <text:p/>
          </draw:line>
          <draw:line draw:style-name="gr4" draw:text-style-name="P1" draw:layer="layout" svg:x1="9cm" svg:y1="9.5cm" svg:x2="7.5cm" svg:y2="9.5cm">
            <text:p/>
          </draw:line>
          <draw:custom-shape draw:style-name="gr1" draw:text-style-name="P1" draw:layer="layout" svg:width="3cm" svg:height="5.98cm" svg:x="16.5cm" svg:y="6.52cm">
            <text:p text:style-name="P1">Pyth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1cm" svg:y="6.52cm">
            <text:p text:style-name="P1">Repy</text:p>
            <text:p text:style-name="P1">sandbox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5.98cm" svg:x="25.5cm" svg:y="6.52cm">
            <text:p text:style-name="P1">User</text:p>
            <text:p text:style-name="P1">code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6.5cm" svg:y1="9.5cm" svg:x2="15cm" svg:y2="9.5cm">
            <text:p/>
          </draw:line>
          <draw:line draw:style-name="gr4" draw:text-style-name="P1" draw:layer="layout" svg:x1="21cm" svg:y1="9.5cm" svg:x2="19.5cm" svg:y2="9.5cm">
            <text:p/>
          </draw:line>
          <draw:line draw:style-name="gr4" draw:text-style-name="P1" draw:layer="layout" svg:x1="25.5cm" svg:y1="9.5cm" svg:x2="24cm" svg:y2="9.5cm">
            <text:p/>
          </draw:line>
        </draw:g>
        <draw:frame draw:style-name="gr7" draw:text-style-name="P4" draw:layer="layout" svg:width="15.543cm" svg:height="2.376cm" svg:x="6.7cm" svg:y="2.2cm">
          <draw:text-box>
            <text:p text:style-name="P4">aaaaalbert/snakei</text:p>
          </draw:text-box>
        </draw:frame>
        <draw:path draw:style-name="gr14" draw:text-style-name="P1" draw:layer="layout" svg:width="7.764cm" svg:height="6.349cm" svg:x="4.185cm" svg:y="8.5cm" svg:viewBox="0 0 7765 6350" svg:d="m7765 0c-1700 0-6720 115-7500 1250-720 1048 250 2850 300 5100">
          <text:p/>
        </draw:path>
        <draw:line draw:style-name="gr13" draw:text-style-name="P1" draw:layer="layout" svg:x1="27cm" svg:y1="8.5cm" svg:x2="18cm" svg:y2="8.5cm">
          <text:p/>
        </draw:line>
        <draw:line draw:style-name="gr15" draw:text-style-name="P1" draw:layer="layout" svg:x1="18cm" svg:y1="8.5cm" svg:x2="11.75cm" svg:y2="8.5cm">
          <text:p/>
        </draw:line>
        <draw:g>
          <draw:line draw:style-name="gr9" draw:text-style-name="P1" draw:layer="layout" svg:x1="3.55cm" svg:y1="18.55cm" svg:x2="8.55cm" svg:y2="18.5cm">
            <text:p text:style-name="P1">existing / working</text:p>
            <text:p text:style-name="P1"/>
            <text:p text:style-name="P1">call paths</text:p>
          </draw:line>
          <draw:line draw:style-name="gr10" draw:text-style-name="P5" draw:layer="layout" svg:x1="12.25cm" svg:y1="18.55cm" svg:x2="17.25cm" svg:y2="18.5cm">
            <text:p text:style-name="P5">implementable</text:p>
            <text:p text:style-name="P5"/>
            <text:p text:style-name="P5">call paths</text:p>
          </draw:line>
          <draw:line draw:style-name="gr11" draw:text-style-name="P5" draw:layer="layout" svg:x1="20.75cm" svg:y1="18.55cm" svg:x2="25.75cm" svg:y2="18.5cm">
            <text:p text:style-name="P5">uncertain</text:p>
            <text:p text:style-name="P5"/>
            <text:p text:style-name="P5">call paths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20:55:48.780719000</meta:creation-date>
    <dc:date>2015-02-12T22:26:43.972728000</dc:date>
    <meta:editing-duration>PT1H15M40S</meta:editing-duration>
    <meta:editing-cycles>7</meta:editing-cycles>
    <meta:generator>LibreOffice/4.1.2.3$MacOSX_x86 LibreOffice_project/40b2d7fde7e8d2d7bc5a449dc65df4d08a7dd38</meta:generator>
    <meta:document-statistic meta:object-count="104"/>
  </office:meta>
</office:document-meta>
</file>